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h text:style-name="Heading_20_1" text:outline-level="1"><text:bookmark text:name="pomelo"/><text:bookmark-start text:name="__RefHeading___pomelo0.8.0_1"/><text:bookmark-start text:name="pomelo0.8.0"/>Pomelo0.8.0<text:bookmark-end text:name="__RefHeading___pomelo0.8.0_1"/><text:bookmark-end text:name="pomelo0.8.0"/></text:h>
      <text:h text:style-name="Heading_20_3" text:outline-level="3"><text:bookmark-start text:name="__RefHeading___application_2"/><text:bookmark-start text:name="application"/>Application<text:bookmark-end text:name="__RefHeading___application_2"/><text:bookmark-end text:name="application"/></text:h>
      <text:p text:style-name="Text_20_body">Application prototype.</text:p>
      <text:h text:style-name="Heading_20_4" text:outline-level="4"><text:bookmark-start text:name="__RefHeading___getbase_3"/><text:bookmark-start text:name="getbase"/>getBase<text:bookmark-end text:name="__RefHeading___getbase_3"/><text:bookmark-end text:name="getbase"/></text:h>
      <text:p text:style-name="Text_20_body"><text:span text:style-name="Strong_20_Emphasis">Application.getBase()</text:span>
type: method</text:p>
      <text:p text:style-name="Text_20_body">Get application base path</text:p>
      <text:p text:style-name="Text_20_body"><text:span text:style-name="Emphasis"> cwd: /home/game/ pomelo start </text:span> app.getBase() -&gt; /home/game</text:p>
      <text:p text:style-name="Text_20_body"><text:span text:style-name="Strong_20_Emphasis">Source</text:span></text:p>
      <text:p text:style-name="Preformatted_20_Text">Application.getBase = function() {<text:line-break/><text:s text:c="2"/>return this.get(Constants.Reserved.BASE);<text:line-break/>};</text:p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8-04-22a "Greebo"</meta:generator>
    <meta:initial-creator>Generated</meta:initial-creator>
    <meta:creation-date>1970-01-01T08::00:00</meta:creation-date>
    <dc:creator>Generated</dc:creator>
    <dc:date>1970-01-01T08::00:00</dc:date>
    <dc:language>en-US</dc:language>
    <meta:editing-cycles>1</meta:editing-cycles>
    <meta:editing-duration>PT0S</meta:editing-duration>
    <dc:title>pomelo</dc:title>
  </office:meta>
</office:document-meta>
</file>